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parent-style-name="Normal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 style:writing-mode="lr-tb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style:style style:name="edu-text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style:writing-mode="lr-tb" fo:padding-top="0.00mm" fo:padding-left="2.00mm" fo:padding-bottom="0.00mm" fo:padding-right="0.00mm"/>
    </style:style>
    <style:style style:name="date" style:parent-style-name="Normal" style:family="paragraph">
      <style:paragraph-properties style:snap-to-layout-grid="false" fo:margin-top="0.7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parent-style-name="Normal" style:family="paragraph">
      <style:paragraph-properties style:snap-to-layout-grid="false" fo:margin-top="0.70mm" fo:margin-bottom="0.00mm" style:line-height-at-least="0.50mm" fo:margin-right="-0.35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parent-style-name="Normal" style:family="paragraph">
      <style:paragraph-properties style:snap-to-layout-grid="false" fo:margin-bottom="0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style:writing-mode="lr-tb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 am available for a full-time position from September 2023 within Orange County, California.</text:p>
      <text:h text:style-name="heading-2">Technical Skills</text:h>
      <text:section text:style-name="sect-tech">
        <text:list text:style-name="tech-list" text:continue-numbering="true"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Python</text:p>
          </text:list-item>
          <text:list-item>
            <text:p text:style-name="tech-skill">PowerShell</text:p>
          </text:list-item>
          <text:list-item>
            <text:p text:style-name="tech-skill">FFMPEG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Roblox Lua(u)</text:p>
          </text:list-item>
          <text:list-item>
            <text:p text:style-name="tech-skill">Affinity Photo</text:p>
          </text:list-item>
          <text:list-item>
            <text:p text:style-name="tech-skill">PHP</text:p>
          </text:list-item>
          <text:list-item>
            <text:p text:style-name="tech-skill">FL Studio</text:p>
          </text:list-item>
          <text:list-item>
            <text:p text:style-name="tech-skill">MySQL</text:p>
          </text:list-item>
          <text:list-item>
            <text:p text:style-name="tech-skill">Microsoft Office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BS Studio</text:p>
          </text:list-item>
          <text:list-item>
            <text:p text:style-name="tech-skill">OpenDocument</text:p>
          </text:list-item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table:table-row table:visibility="collapse" table:style-name="sect-row">
          <table:table-cell table:style-name="sect-cell">
            <text:p text:style-name="edu-title">University of California, Irvine<text:span text:style-name="edu-sub"> – 3.64 GPA</text:span>
						</text:p>
            <text:p text:style-name="edu-text">BS in Software Engineering at the school of Informatics &amp; Computer Science.</text:p>
            <text:p text:style-name="edu-text">Participated at ACM; devised/presented solutions for LeetCode problems.</text:p>
          </table:table-cell>
          <table:table-cell table:style-name="date-cell">
            <text:p text:style-name="date">June 2023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 (4.0 in major)</text:span>
						</text:p>
            <text:p text:style-name="edu-text">Majored in Computer Science; graduated with an A.A. in Liberal Arts.</text:p>
            <text:p text:style-name="edu-text">Took courses in data structures; enrolled in STEM Academy.</text:p>
          </table:table-cell>
          <table:table-cell table:style-name="date-cell">
            <text:p text:style-name="date">May 2020</text:p>
          </table:table-cell>
        </table:table-row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table:table-row table:style-name="sect-row">
          <table:table-cell table:style-name="sect-cell">
            <text:p text:style-name="proj-head">
							<text:span text:style-name="proj-title">Rōblox Custom Catalogue</text:span> is an open-source marketplace that allows users to sell their own hats/accessories, and packages outside the official Rōblox avatar store. </text:p>
            <text:list text:style-name="proj-list" text:continue-numbering="true">
              <text:list-item>
                <text:p text:style-name="proj-desc">Drafted a sleek and modern user interface for the using Rōblox Studio, sans 3rd-party libraries. </text:p>
              </text:list-item>
            </text:list>
          </table:table-cell>
          <table:table-cell table:style-name="date-cell">
            <text:p text:style-name="date">2021-06 ∕ 2022-05</text:p>
          </table:table-cell>
        </table:table-row>
        <table:table-row table:style-name="sect-row">
          <table:table-cell table:style-name="sect-cell">
            <text:p text:style-name="proj-head">
							<text:span text:style-name="proj-title">GoAnimate Wrapper</text:span> is a locally hosted project designed to interop with Vyond's Legacy Video Maker. With assistance from a team of community experts, Wrapper became my most significant production-level full-stack web project to date. </text:p>
            <text:list text:style-name="proj-list" text:continue-numbering="true">
              <text:list-item>
                <text:p text:style-name="proj-desc">Coded a modern API in Node.JS to replicate server functionalities</text:p>
              </text:list-item>
              <text:list-item>
                <text:p text:style-name="proj-desc">Reverse-engineered Shockwave Flash files and analysed legacy ActionScript code.</text:p>
              </text:list-item>
              <text:list-item>
                <text:p text:style-name="proj-desc">Hundreds of minutes of engaging video experiences were delivered as of May 2021.</text:p>
              </text:list-item>
              <text:list-item>
                <text:p text:style-name="proj-desc">More than 21,000 total results appear on a YouTube query for Wrapper and derivative works.</text:p>
              </text:list-item>
            </text:list>
          </table:table-cell>
          <table:table-cell table:style-name="date-cell">
            <text:p text:style-name="date">2019-12 ∕ 2020-11</text:p>
          </table:table-cell>
        </table:table-row>
        <table:table-row table:style-name="sect-row">
          <table:table-cell table:style-name="sect-cell">
            <text:p text:style-name="proj-head">
							<text:span text:style-name="proj-title">Webhooky</text:span> was a lightweight, database-driven webhook proxy project intended for ROBLOX games to interact with Discord's webhook API. </text:p>
            <text:list text:style-name="proj-list" text:continue-numbering="true">
              <text:list-item>
                <text:p text:style-name="proj-desc">Made use of PHP, MySQL, and PHPMyAdmin to process and store request logs.</text:p>
              </text:list-item>
              <text:list-item>
                <text:p text:style-name="proj-desc">Over 200 game developers used the service to help transfer data to Discord. </text:p>
              </text:list-item>
            </text:list>
          </table:table-cell>
          <table:table-cell table:style-name="date-cell">
            <text:p text:style-name="date">2018-02 ∕ 2019-09</text:p>
          </table:table-cell>
        </table:table-row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table:table-row table:style-name="sect-row">
          <table:table-cell table:style-name="sect-cell">
            <text:p text:style-name="work-title"> Graphic Designer @ Islamic Institute of Orange County et al. </text:p>
            <text:p text:style-name="work-desc"> Advertised social events with non-profits, such as Islamic Institute of Orange County and Sabil USA. </text:p>
            <text:p text:style-name="work-desc"> Designed real-estate marketing materials for Berkshire Hathaway agents. </text:p>
            <text:p text:style-name="work-desc"> Commissioned to design over 20 event fliers for non-profit organizations. </text:p>
          </table:table-cell>
          <table:table-cell table:style-name="date-cell">
            <text:p text:style-name="date">2016-04 ∕ 2020-03</text:p>
          </table:table-cell>
        </table:table-row>
        <table:table-row table:style-name="sect-row">
          <table:table-cell table:style-name="sect-cell">
            <text:p text:style-name="work-title"> Internship @ CSU Fullerton<text:span text:style-name="work-sub"> – under the Val Tech Program. </text:span>
						</text:p>
            <text:p text:style-name="work-desc"> Assisted in the development of a brain-computer interface with graduate students. </text:p>
            <text:p text:style-name="work-desc"> Designed user interface for mock-up calibration procedure. </text:p>
            <text:p text:style-name="work-desc"> Project coordinated by Professor Kiran George, PhD. 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 Professional Engineering Course Center</text:p>
            <text:p text:style-name="work-desc"> Consulted in provisioning GNU/Linux file servers for office use using Ubuntu and Samba. </text:p>
            <text:p text:style-name="work-desc"> Assisted in architectural and structural design plans of commercial and industrial sites. </text:p>
          </table:table-cell>
          <table:table-cell table:style-name="date-cell">
            <text:p text:style-name="date">ON CALL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0.00mm" fo:line-height="11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text:p text:style-name="foot-date">2023-05-1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